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2" svg:font-family="'Lohit Hindi'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Courier 10 Pitch" svg:font-family="'Courier 10 Pitch'" style:font-pitch="fixed"/>
    <style:font-face style:name="DejaVu Sans Mono" svg:font-family="'DejaVu Sans Mono'" style:font-pitch="fixed"/>
    <style:font-face style:name="Lohit Hindi" svg:font-family="'Lohit Hind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6.325cm" fo:margin-left="0.635cm" table:align="left" style:writing-mode="lr-tb"/>
    </style:style>
    <style:style style:name="Table2.A" style:family="table-column">
      <style:table-column-properties style:column-width="14.63cm"/>
    </style:style>
    <style:style style:name="Table2.B" style:family="table-column">
      <style:table-column-properties style:column-width="1.69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191cm" fo:border="none" style:writing-mode="lr-tb"/>
    </style:style>
    <style:style style:name="Table2.B1" style:family="table-cell">
      <style:table-cell-properties style:vertical-align="top" fo:padding="0.191cm" fo:border="0.05pt solid #000000" style:writing-mode="lr-tb"/>
    </style:style>
    <style:style style:name="Table2.B4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le2.13" style:family="table-row">
      <style:table-row-properties style:min-row-height="0.972cm" fo:keep-together="auto"/>
    </style:style>
    <style:style style:name="Tabula1" style:family="table">
      <style:table-properties style:width="16.298cm" fo:margin-left="0.63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ula1.A" style:family="table-column">
      <style:table-column-properties style:column-width="1.363cm"/>
    </style:style>
    <style:style style:name="Tabula1.B" style:family="table-column">
      <style:table-column-properties style:column-width="10.94cm"/>
    </style:style>
    <style:style style:name="Tabula1.C" style:family="table-column">
      <style:table-column-properties style:column-width="3.995cm"/>
    </style:style>
    <style:style style:name="Tabula1.1" style:family="table-row">
      <style:table-row-properties fo:background-color="transparent" fo:keep-together="auto">
        <style:background-image/>
      </style:table-row-properties>
    </style:style>
    <style:style style:name="Tabula1.A1" style:family="table-cell">
      <style:table-cell-properties style:vertical-align="top" fo:padding="0.191cm" fo:border-left="0.05pt solid #000000" fo:border-right="none" fo:border-top="0.05pt solid #000000" fo:border-bottom="0.05pt solid #000000" style:writing-mode="lr-tb"/>
    </style:style>
    <style:style style:name="Tabula1.B1" style:family="table-cell">
      <style:table-cell-properties style:vertical-align="top" fo:background-color="transparent" fo:padding="0.19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ula1.C1" style:family="table-cell">
      <style:table-cell-properties style:vertical-align="top" fo:padding="0.191cm" fo:border="0.05pt solid #000000" style:writing-mode="lr-tb"/>
    </style:style>
    <style:style style:name="Tabula1.2" style:family="table-row">
      <style:table-row-properties fo:keep-together="auto"/>
    </style:style>
    <style:style style:name="Tabula1.A2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ula1.B2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ula1.C2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ula1.3" style:family="table-row">
      <style:table-row-properties fo:keep-together="auto"/>
    </style:style>
    <style:style style:name="Tabula1.A3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ula1.B3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ula1.C3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P1" style:family="paragraph" style:parent-style-name="Normal_20__28_Web_29_">
      <style:paragraph-properties fo:margin-top="0cm" fo:margin-bottom="0cm" loext:contextual-spacing="false"/>
      <style:text-properties style:use-window-font-color="true" style:font-name="Arial" fo:font-size="12pt" style:font-size-asian="12pt" style:font-name-complex="Arial1" style:font-size-complex="12pt"/>
    </style:style>
    <style:style style:name="P2" style:family="paragraph" style:parent-style-name="Normal_20__28_Web_29_">
      <style:paragraph-properties fo:margin-top="0cm" fo:margin-bottom="0cm" loext:contextual-spacing="false"/>
      <style:text-properties style:use-window-font-color="true" style:font-name="Courier 10 Pitch" fo:font-size="12pt" style:font-size-asian="12pt" style:font-name-complex="Arial1" style:font-size-complex="12pt"/>
    </style:style>
    <style:style style:name="P3" style:family="paragraph" style:parent-style-name="Standard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style:font-size-asian="12pt" style:font-name-complex="Arial1" style:font-size-complex="12pt" style:font-weight-complex="bold"/>
    </style:style>
    <style:style style:name="P4" style:family="paragraph" style:parent-style-name="Standard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paragraph-rsid="00216313" style:font-size-asian="12pt" style:font-name-complex="Arial1" style:font-size-complex="12pt" style:font-weight-complex="bold"/>
    </style:style>
    <style:style style:name="P5" style:family="paragraph" style:parent-style-name="Table">
      <style:text-properties style:use-window-font-color="true" style:font-name="Arial" fo:font-size="12pt" style:font-size-asian="12pt" style:font-name-complex="Arial1" style:font-size-complex="12pt"/>
    </style:style>
    <style:style style:name="P6" style:family="paragraph" style:parent-style-name="Table">
      <style:text-properties style:use-window-font-color="true" style:font-name="Arial" fo:font-size="12pt" officeooo:paragraph-rsid="0008aeee" style:font-size-asian="12pt" style:font-name-complex="Arial1" style:font-size-complex="12pt"/>
    </style:style>
    <style:style style:name="P7" style:family="paragraph" style:parent-style-name="Table">
      <style:paragraph-properties fo:margin-left="0cm" fo:margin-right="-0.025cm" fo:text-indent="0cm" style:auto-text-indent="false"/>
      <style:text-properties style:use-window-font-color="true" style:font-name="Arial" fo:font-size="12pt" fo:font-style="normal" officeooo:rsid="00290a5e" officeooo:paragraph-rsid="00290a5e" style:font-size-asian="12pt" style:font-style-asian="italic" style:font-name-complex="Lohit Hindi2" style:font-size-complex="12pt" style:font-style-complex="italic"/>
    </style:style>
    <style:style style:name="P8" style:family="paragraph" style:parent-style-name="Standard" style:list-style-name="L7">
      <style:text-properties style:use-window-font-color="true" style:font-name="Arial" fo:font-size="12pt" officeooo:paragraph-rsid="001157e1" style:font-size-asian="12pt" style:font-name-complex="Arial1" style:font-size-complex="12pt" style:font-weight-complex="bold"/>
    </style:style>
    <style:style style:name="P9" style:family="paragraph" style:parent-style-name="Standard" style:list-style-name="L7">
      <style:text-properties style:font-name="ARial" officeooo:rsid="001157e1"/>
    </style:style>
    <style:style style:name="P10" style:family="paragraph" style:parent-style-name="Standard" style:list-style-name="L4">
      <style:paragraph-properties fo:margin-top="0cm" fo:margin-bottom="0cm" loext:contextual-spacing="false">
        <style:tab-stops>
          <style:tab-stop style:position="15.291cm"/>
        </style:tab-stops>
      </style:paragraph-properties>
      <style:text-properties style:use-window-font-color="true" style:font-name="Arial" fo:font-size="12pt" officeooo:rsid="00171310" officeooo:paragraph-rsid="002d9301" style:font-size-asian="12pt" style:font-name-complex="Arial1" style:font-size-complex="12pt" style:font-weight-complex="bold"/>
    </style:style>
    <style:style style:name="P11" style:family="paragraph" style:parent-style-name="Standard" style:list-style-name="L7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style:font-size-asian="12pt" style:font-name-complex="Arial1" style:font-size-complex="12pt" style:font-weight-complex="bold"/>
    </style:style>
    <style:style style:name="P12" style:family="paragraph" style:parent-style-name="Standard" style:list-style-name="L7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paragraph-rsid="002318d2" style:font-size-asian="12pt" style:font-name-complex="Arial1" style:font-size-complex="12pt" style:font-weight-complex="bold"/>
    </style:style>
    <style:style style:name="P13" style:family="paragraph" style:parent-style-name="Standard" style:list-style-name="L7">
      <style:paragraph-properties fo:margin-top="0cm" fo:margin-bottom="0cm" loext:contextual-spacing="false">
        <style:tab-stops>
          <style:tab-stop style:position="0.953cm"/>
        </style:tab-stops>
      </style:paragraph-properties>
      <style:text-properties style:use-window-font-color="true" style:font-name="Arial" fo:font-size="12pt" officeooo:rsid="001157e1" officeooo:paragraph-rsid="001157e1" style:font-size-asian="12pt" style:font-name-complex="Arial1" style:font-size-complex="12pt" style:font-weight-complex="bold"/>
    </style:style>
    <style:style style:name="P14" style:family="paragraph" style:parent-style-name="Standard" style:list-style-name="L6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rsid="0021b922" officeooo:paragraph-rsid="00216313" style:font-size-asian="12pt" style:font-name-complex="Arial2" style:font-size-complex="12pt" style:font-weight-complex="bold"/>
    </style:style>
    <style:style style:name="P15" style:family="paragraph" style:parent-style-name="Standard" style:list-style-name="L6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paragraph-rsid="00216313" style:font-size-asian="12pt" style:font-name-complex="Arial2" style:font-size-complex="12pt" style:font-weight-complex="bold"/>
    </style:style>
    <style:style style:name="P16" style:family="paragraph" style:parent-style-name="Standard" style:list-style-name="L7">
      <style:paragraph-properties fo:margin-top="0cm" fo:margin-bottom="0cm" loext:contextual-spacing="false">
        <style:tab-stops/>
      </style:paragraph-properties>
      <style:text-properties style:use-window-font-color="true" style:font-name="Courier 10 Pitch" fo:font-size="12pt" style:font-size-asian="12pt" style:font-name-complex="Arial1" style:font-size-complex="12pt" style:font-weight-complex="bold"/>
    </style:style>
    <style:style style:name="P17" style:family="paragraph" style:parent-style-name="Standard" style:list-style-name="L7">
      <style:paragraph-properties fo:margin-top="0cm" fo:margin-bottom="0cm" loext:contextual-spacing="false">
        <style:tab-stops>
          <style:tab-stop style:position="5.239cm"/>
        </style:tab-stops>
      </style:paragraph-properties>
      <style:text-properties style:use-window-font-color="true" style:font-name="Courier 10 Pitch" fo:font-size="12pt" style:font-size-asian="12pt" style:font-name-complex="Arial1" style:font-size-complex="12pt" style:font-weight-complex="bold"/>
    </style:style>
    <style:style style:name="P18" style:family="paragraph" style:parent-style-name="Standard" style:list-style-name="L7">
      <style:paragraph-properties fo:margin-top="0cm" fo:margin-bottom="0cm" loext:contextual-spacing="false">
        <style:tab-stops>
          <style:tab-stop style:position="4.948cm"/>
        </style:tab-stops>
      </style:paragraph-properties>
      <style:text-properties style:use-window-font-color="true" style:font-name="Courier 10 Pitch" fo:font-size="12pt" style:font-size-asian="12pt" style:font-name-complex="Arial1" style:font-size-complex="12pt" style:font-weight-complex="bold"/>
    </style:style>
    <style:style style:name="P19" style:family="paragraph" style:parent-style-name="Standard" style:list-style-name="L7">
      <style:paragraph-properties fo:margin-top="0cm" fo:margin-bottom="0cm" loext:contextual-spacing="false">
        <style:tab-stops>
          <style:tab-stop style:position="0.953cm"/>
        </style:tab-stops>
      </style:paragraph-properties>
      <style:text-properties style:font-name="ARial" officeooo:rsid="001157e1" officeooo:paragraph-rsid="001157e1"/>
    </style:style>
    <style:style style:name="P20" style:family="paragraph" style:parent-style-name="Standard" style:list-style-name="L7">
      <style:paragraph-properties fo:margin-top="0cm" fo:margin-bottom="0cm" loext:contextual-spacing="false">
        <style:tab-stops>
          <style:tab-stop style:position="0.953cm"/>
        </style:tab-stops>
      </style:paragraph-properties>
      <style:text-properties style:font-name="ARial"/>
    </style:style>
    <style:style style:name="P21" style:family="paragraph" style:parent-style-name="Normal_20__28_Web_29_" style:master-page-name="Standard">
      <style:paragraph-properties fo:margin-top="0cm" fo:margin-bottom="0cm" loext:contextual-spacing="false" fo:text-align="center" style:justify-single-word="false" style:page-number="auto"/>
      <style:text-properties style:use-window-font-color="true" style:font-name="Arial" fo:font-size="12pt" fo:font-weight="bold" style:font-size-asian="12pt" style:font-weight-asian="bold" style:font-name-complex="Arial1" style:font-size-complex="12pt" style:font-weight-complex="bold"/>
    </style:style>
    <style:style style:name="P22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officeooo:paragraph-rsid="00216313"/>
    </style:style>
    <style:style style:name="P23" style:family="paragraph" style:parent-style-name="Normal_20__28_Web_29_" style:list-style-name="L2">
      <style:paragraph-properties fo:margin-top="0cm" fo:margin-bottom="0cm" loext:contextual-spacing="false">
        <style:tab-stops/>
      </style:paragraph-properties>
      <style:text-properties officeooo:paragraph-rsid="00216313"/>
    </style:style>
    <style:style style:name="P24" style:family="paragraph" style:parent-style-name="Normal_20__28_Web_29_" style:list-style-name="L2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paragraph-rsid="00216313" style:font-size-asian="12pt" style:font-name-complex="Arial1" style:font-size-complex="12pt" style:font-weight-complex="bold"/>
    </style:style>
    <style:style style:name="P25" style:family="paragraph" style:parent-style-name="Normal_20__28_Web_29_" style:list-style-name="L3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style:font-size-asian="12pt" style:font-name-complex="Arial1" style:font-size-complex="12pt" style:font-weight-complex="bold"/>
    </style:style>
    <style:style style:name="P26" style:family="paragraph" style:parent-style-name="Normal_20__28_Web_29_" style:list-style-name="L3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paragraph-rsid="00216313" style:font-size-asian="12pt" style:font-name-complex="Arial1" style:font-size-complex="12pt" style:font-weight-complex="bold"/>
    </style:style>
    <style:style style:name="P27" style:family="paragraph" style:parent-style-name="Normal_20__28_Web_29_" style:list-style-name="L3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paragraph-rsid="0021b922" style:font-size-asian="12pt" style:font-name-complex="Arial1" style:font-size-complex="12pt" style:font-weight-complex="bold"/>
    </style:style>
    <style:style style:name="P28" style:family="paragraph" style:parent-style-name="Normal_20__28_Web_29_" style:list-style-name="L2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style:font-size-asian="12pt" style:font-name-complex="Arial1" style:font-size-complex="12pt"/>
    </style:style>
    <style:style style:name="P29" style:family="paragraph" style:parent-style-name="Normal_20__28_Web_29_" style:list-style-name="L2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paragraph-rsid="00216313" style:font-size-asian="12pt" style:font-name-complex="Arial1" style:font-size-complex="12pt"/>
    </style:style>
    <style:style style:name="P30" style:family="paragraph" style:parent-style-name="Normal_20__28_Web_29_" style:list-style-name="L2">
      <style:paragraph-properties fo:margin-top="0cm" fo:margin-bottom="0cm" loext:contextual-spacing="false">
        <style:tab-stops/>
      </style:paragraph-properties>
      <style:text-properties style:use-window-font-color="true" style:font-name="DejaVu Sans Mono" fo:font-size="12pt" fo:font-weight="normal" officeooo:paragraph-rsid="00216313" style:font-size-asian="12pt" style:font-weight-asian="normal" style:font-name-complex="Arial1" style:font-size-complex="12pt" style:font-weight-complex="normal"/>
    </style:style>
    <style:style style:name="P31" style:family="paragraph" style:parent-style-name="Table" style:list-style-name="L5">
      <style:text-properties style:use-window-font-color="true" fo:font-size="12pt" style:font-size-asian="12pt" style:font-size-complex="12pt"/>
    </style:style>
    <style:style style:name="P32" style:family="paragraph" style:parent-style-name="Table" style:list-style-name="L5">
      <style:text-properties style:use-window-font-color="true" style:font-name="Arial" fo:font-size="12pt" style:font-size-asian="12pt" style:font-name-complex="Arial1" style:font-size-complex="12pt"/>
    </style:style>
    <style:style style:name="P33" style:family="paragraph" style:parent-style-name="Table">
      <style:text-properties style:use-window-font-color="true" style:font-name="Arial" fo:font-size="12pt" officeooo:paragraph-rsid="002fbd18" style:font-size-asian="12pt" style:font-name-complex="Arial1" style:font-size-complex="12pt"/>
    </style:style>
    <style:style style:name="P34" style:family="paragraph" style:parent-style-name="Table" style:list-style-name="L6">
      <style:paragraph-properties fo:margin-left="-0.049cm" fo:margin-right="-0.025cm" fo:text-indent="0cm" style:auto-text-indent="false" text:number-lines="false" text:line-number="0"/>
      <style:text-properties style:use-window-font-color="true" style:font-name="Arial" fo:font-size="12pt" fo:font-style="normal" officeooo:paragraph-rsid="00216313" style:font-size-asian="12pt" style:font-style-asian="italic" style:font-name-complex="Lohit Hindi2" style:font-size-complex="12pt" style:font-style-complex="italic"/>
    </style:style>
    <style:style style:name="P35" style:family="paragraph" style:parent-style-name="Table" style:list-style-name="L6">
      <style:paragraph-properties fo:margin-left="-0.049cm" fo:margin-right="-0.025cm" fo:text-indent="0cm" style:auto-text-indent="false"/>
      <style:text-properties style:use-window-font-color="true" style:font-name="Arial" fo:font-size="12pt" officeooo:paragraph-rsid="00216313" style:font-size-asian="12pt" style:font-size-complex="12pt"/>
    </style:style>
    <style:style style:name="P36" style:family="paragraph" style:parent-style-name="Table" style:list-style-name="L6">
      <style:paragraph-properties fo:margin-left="-0.049cm" fo:margin-right="-0.025cm" fo:text-indent="0cm" style:auto-text-indent="false"/>
      <style:text-properties style:use-window-font-color="true" style:font-name="Arial" fo:font-size="12pt" officeooo:rsid="00290a5e" officeooo:paragraph-rsid="00290a5e" style:font-size-asian="12pt" style:font-size-complex="12pt"/>
    </style:style>
    <style:style style:name="P37" style:family="paragraph" style:parent-style-name="Table" style:list-style-name="L6">
      <style:paragraph-properties fo:margin-left="-0.049cm" fo:margin-right="-0.025cm" fo:text-indent="0cm" style:auto-text-indent="false"/>
      <style:text-properties style:use-window-font-color="true" style:font-name="Arial" fo:font-size="12pt" officeooo:paragraph-rsid="00216313" style:font-size-asian="12pt" style:font-name-complex="Arial2" style:font-size-complex="12pt"/>
    </style:style>
    <style:style style:name="P38" style:family="paragraph" style:parent-style-name="Table" style:list-style-name="L6">
      <style:paragraph-properties fo:margin-left="0cm" fo:margin-right="-0.025cm" fo:text-indent="0cm" style:auto-text-indent="false"/>
      <style:text-properties style:use-window-font-color="true" style:font-name="Arial" fo:font-size="12pt" officeooo:paragraph-rsid="00216313" style:font-size-asian="12pt" style:font-size-complex="12pt"/>
    </style:style>
    <style:style style:name="P39" style:family="paragraph" style:parent-style-name="Table" style:list-style-name="L6">
      <style:paragraph-properties fo:margin-left="0cm" fo:margin-right="-0.025cm" fo:text-indent="0cm" style:auto-text-indent="false"/>
      <style:text-properties style:use-window-font-color="true" style:font-name="Arial" fo:font-size="12pt" officeooo:rsid="00290a5e" officeooo:paragraph-rsid="00290a5e" style:font-size-asian="12pt" style:font-size-complex="12pt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officeooo:rsid="001157e1"/>
    </style:style>
    <style:style style:name="T3" style:family="text">
      <style:text-properties style:font-name="Courier 10 Pitch" officeooo:rsid="0015d032"/>
    </style:style>
    <style:style style:name="T4" style:family="text">
      <style:text-properties style:text-position="super 58%"/>
    </style:style>
    <style:style style:name="T5" style:family="text">
      <style:text-properties officeooo:rsid="0012acb3"/>
    </style:style>
    <style:style style:name="T6" style:family="text">
      <style:text-properties officeooo:rsid="001516e6"/>
    </style:style>
    <style:style style:name="T7" style:family="text">
      <style:text-properties style:use-window-font-color="true" style:font-name="Arial" fo:font-size="12pt" style:font-size-asian="12pt" style:font-name-complex="Arial1" style:font-size-complex="12pt"/>
    </style:style>
    <style:style style:name="T8" style:family="text">
      <style:text-properties style:use-window-font-color="true" style:font-name="Arial" fo:font-size="12pt" officeooo:rsid="0017b62b" style:font-size-asian="12pt" style:font-name-complex="Arial1" style:font-size-complex="12pt"/>
    </style:style>
    <style:style style:name="T9" style:family="text">
      <style:text-properties style:use-window-font-color="true" style:font-name="Arial" fo:font-size="12pt" style:font-size-asian="12pt" style:font-name-complex="Arial1" style:font-size-complex="12pt" style:font-weight-complex="bold"/>
    </style:style>
    <style:style style:name="T10" style:family="text">
      <style:text-properties style:use-window-font-color="true" style:font-name="Arial" fo:font-size="12pt" officeooo:rsid="0017b62b" style:font-size-asian="12pt" style:font-name-complex="Arial1" style:font-size-complex="12pt" style:font-weight-complex="bold"/>
    </style:style>
    <style:style style:name="T11" style:family="text">
      <style:text-properties style:use-window-font-color="true" style:font-name="Arial" fo:font-size="12pt" officeooo:rsid="0021b922" style:font-size-asian="12pt" style:font-name-complex="Arial1" style:font-size-complex="12pt"/>
    </style:style>
    <style:style style:name="T12" style:family="text">
      <style:text-properties style:use-window-font-color="true" style:font-name="Courier 10 Pitch" fo:font-size="12pt" style:font-size-asian="12pt" style:font-name-complex="Arial1" style:font-size-complex="12pt"/>
    </style:style>
    <style:style style:name="T13" style:family="text">
      <style:text-properties style:use-window-font-color="true" style:font-name="Courier 10 Pitch" fo:font-size="12pt" style:font-size-asian="12pt" style:font-name-complex="Arial1" style:font-size-complex="12pt" style:font-weight-complex="bold"/>
    </style:style>
    <style:style style:name="T14" style:family="text">
      <style:text-properties style:use-window-font-color="true" style:text-outline="false" style:text-line-through-style="none" style:text-line-through-type="none" style:font-name="Courier 10 Pitch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Courier 10 Pitch" fo:font-size="12pt" fo:font-style="normal" fo:text-shadow="none" style:text-underline-style="solid" style:text-underline-width="auto" style:text-underline-color="font-color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Arial2" style:font-size-complex="12pt" style:font-style-complex="normal" style:font-weight-complex="normal" style:text-emphasize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069c63" style:letter-kerning="true" style:font-name-asian="Liberation Sans1" style:font-size-asian="12pt" style:font-style-asian="normal" style:font-weight-asian="normal" style:font-name-complex="Arial2" style:font-size-complex="12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use-window-font-color="true" style:font-name="DejaVu Sans Mono" fo:font-size="12pt" fo:font-weight="normal" style:font-size-asian="12pt" style:font-weight-asian="normal" style:font-name-complex="Arial1" style:font-size-complex="12pt" style:font-weight-complex="normal"/>
    </style:style>
    <style:style style:name="T19" style:family="text">
      <style:text-properties officeooo:rsid="001fb5f7"/>
    </style:style>
    <style:style style:name="T20" style:family="text">
      <style:text-properties officeooo:rsid="0021b922"/>
    </style:style>
    <style:style style:name="T21" style:family="text">
      <style:text-properties officeooo:rsid="002318d2"/>
    </style:style>
    <style:style style:name="T22" style:family="text">
      <style:text-properties officeooo:rsid="0029bb63"/>
    </style:style>
    <style:style style:name="T23" style:family="text">
      <style:text-properties officeooo:rsid="006b1229"/>
    </style:style>
    <style:style style:name="T24" style:family="text">
      <style:text-properties fo:font-weight="bold" officeooo:rsid="006b1229" style:font-weight-asian="bold"/>
    </style:style>
    <style:style style:name="T25" style:family="text">
      <style:text-properties fo:font-weight="bold" officeooo:rsid="000eeff1" style:font-weight-asian="bold"/>
    </style:style>
    <style:style style:name="T26" style:family="text">
      <style:text-properties officeooo:rsid="002fbd1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 text:start-value="1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Knowledge Check 3</text:p>
      <text:p text:style-name="P1"/>
      <text:p text:style-name="P2"/>
      <text:list xml:id="list8180596019168716433" text:style-name="L1">
        <text:list-item>
          <text:p text:style-name="P22"><text:span text:style-name="T8">For the following code:<text:line-break/></text:span><text:span text:style-name="T12"> int a = 51;<text:line-break/> int b = 5;<text:line-break/> int c = a%b;<text:line-break/></text:span><text:span text:style-name="T7">Which of the following answers are correct:</text:span></text:p>
        </text:list-item>
      </text:list>
      <text:list xml:id="list1116166314658084378" text:style-name="L2">
        <text:list-item>
          <text:list>
            <text:list-item>
              <text:p text:style-name="P24">c = 1;</text:p>
            </text:list-item>
            <text:list-item>
              <text:p text:style-name="P28">c = 10;</text:p>
            </text:list-item>
            <text:list-item>
              <text:p text:style-name="P28">c = 10,2</text:p>
            </text:list-item>
            <text:list-item>
              <text:p text:style-name="P29">c = 49;<text:line-break/></text:p>
            </text:list-item>
          </text:list>
        </text:list-item>
        <text:list-item>
          <text:p text:style-name="P23"><text:span text:style-name="T10">For the following code:<text:line-break/></text:span><text:span text:style-name="T12">String s1 = "1";<text:line-break/>String s2 = "3";<text:line-break/></text:span><text:span text:style-name="T13">String s3 = s1 + s2;<text:line-break/><text:line-break/></text:span><text:span text:style-name="T9">Which of the following answers are correct:</text:span></text:p>
          <text:list>
            <text:list-item>
              <text:p text:style-name="P30">s3 = "13";</text:p>
            </text:list-item>
            <text:list-item>
              <text:p text:style-name="P30">s3 = "4";</text:p>
            </text:list-item>
            <text:list-item>
              <text:p text:style-name="P30">s3 = "1+3";</text:p>
            </text:list-item>
            <text:list-item>
              <text:p text:style-name="P23"><text:span text:style-name="T18">s3 = "42";</text:span><text:span text:style-name="T9"><text:line-break/></text:span></text:p>
            </text:list-item>
          </text:list>
        </text:list-item>
        <text:list-item>
          <text:p text:style-name="P23"><text:span text:style-name="T10">For the following code:<text:line-break/></text:span><text:span text:style-name="T14">int i = 0;<text:line-break/>do {<text:line-break/> System.out.println("Are you finished yet?");<text:line-break/></text:span><text:span text:style-name="T15"> 1 <text:s/></text:span><text:span text:style-name="T14">;<text:line-break/> } while (i &lt; 10);<text:line-break/> System.out.println("Done");<text:line-break/><text:line-break/></text:span><text:span text:style-name="T16">Which of the following should be placed on #1 </text:span><text:span text:style-name="T17">to make this cycle repeat 10 times</text:span><text:span text:style-name="T16">?</text:span></text:p>
        </text:list-item>
      </text:list>
      <text:list xml:id="list6418881667206175761" text:style-name="L3">
        <text:list-item>
          <text:list>
            <text:list-item>
              <text:p text:style-name="P26">i;</text:p>
            </text:list-item>
            <text:list-item>
              <text:p text:style-name="P25">i++;</text:p>
            </text:list-item>
            <text:list-item>
              <text:p text:style-name="P25">i--;</text:p>
            </text:list-item>
            <text:list-item>
              <text:p text:style-name="P27">i+i;<text:line-break/></text:p>
            </text:list-item>
          </text:list>
        </text:list-item>
      </text:list>
      <text:list xml:id="list9007291947670578168" text:style-name="L4">
        <text:list-header>
          <text:p text:style-name="P10"><text:span text:style-name="T23">Mark following </text:span>statements <text:span text:style-name="T23">as <text:tab/></text:span><text:span text:style-name="T24">t</text:span><text:span text:style-name="T25">rue/false</text:span></text:p>
        </text:list-header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Table" text:outline-level="1"><text:span text:style-name="T11">4. </text:span><text:span text:style-name="T7">Default value of int is 0</text:span></text:h>
          </table:table-cell>
          <table:table-cell table:style-name="Table2.B1" office:value-type="string">
            <text:list xml:id="list476641123866496825" text:style-name="L5">
              <text:list-header>
                <text:h text:style-name="P31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h text:style-name="P5" text:outline-level="1">5. Default value of <text:s/>float is 0.<text:span text:style-name="T5">0f</text:span></text:h>
          </table:table-cell>
          <table:table-cell table:style-name="Table2.B1" office:value-type="string">
            <text:list xml:id="list135509783947579" text:continue-numbering="true" text:style-name="L5">
              <text:list-header>
                <text:h text:style-name="P32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h text:style-name="P5" text:outline-level="1">6. Default value of double is 0.<text:span text:style-name="T5">0d</text:span></text:h>
          </table:table-cell>
          <table:table-cell table:style-name="Table2.B1" office:value-type="string">
            <text:list xml:id="list135510319393577" text:continue-numbering="true" text:style-name="L5">
              <text:list-header>
                <text:h text:style-name="P32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h text:style-name="P5" text:outline-level="1">7. Default value of String is 0</text:h>
          </table:table-cell>
          <table:table-cell table:style-name="Table2.B4" office:value-type="string">
            <text:list xml:id="list135509979694461" text:continue-numbering="true" text:style-name="L5">
              <text:list-header>
                <text:h text:style-name="P32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h text:style-name="P5" text:outline-level="1">8. Default value of boolean is true</text:h>
          </table:table-cell>
          <table:table-cell table:style-name="Table2.B4" office:value-type="string">
            <text:list xml:id="list135511071701863" text:continue-numbering="true" text:style-name="L5">
              <text:list-header>
                <text:h text:style-name="P32" text:outline-level="1"/>
              </text:list-header>
            </text:list>
          </table:table-cell>
        </table:table-row>
        <text:soft-page-break/>
        <table:table-row table:style-name="Table2.1">
          <table:table-cell table:style-name="Table2.A1" office:value-type="string">
            <text:h text:style-name="P5" text:outline-level="1">9. Default value of byte is 0</text:h>
          </table:table-cell>
          <table:table-cell table:style-name="Table2.B4" office:value-type="string">
            <text:list xml:id="list135509873994986" text:continue-numbering="true" text:style-name="L5">
              <text:list-header>
                <text:h text:style-name="P32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h text:style-name="P5" text:outline-level="1">10. Default value of short <text:s/>is 0</text:h>
          </table:table-cell>
          <table:table-cell table:style-name="Table2.B4" office:value-type="string">
            <text:list xml:id="list135509752542143" text:continue-numbering="true" text:style-name="L5">
              <text:list-header>
                <text:h text:style-name="P32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h text:style-name="P5" text:outline-level="1">1<text:span text:style-name="T19">1</text:span>. Default value of char is '<text:span text:style-name="T5">\u0000</text:span>'</text:h>
          </table:table-cell>
          <table:table-cell table:style-name="Table2.B4" office:value-type="string">
            <text:list xml:id="list135511215306802" text:continue-numbering="true" text:style-name="L5">
              <text:list-header>
                <text:h text:style-name="P32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h text:style-name="P5" text:outline-level="1">1<text:span text:style-name="T19">2</text:span>. i++ and i=i+1 <text:span text:style-name="T26">works in the </text:span>same <text:span text:style-name="T26">way</text:span></text:h>
          </table:table-cell>
          <table:table-cell table:style-name="Table2.B4" office:value-type="string">
            <text:list xml:id="list135509260698288" text:continue-numbering="true" text:style-name="L5">
              <text:list-header>
                <text:h text:style-name="P32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h text:style-name="P33" text:outline-level="1">1<text:span text:style-name="T19">3</text:span>. i++ and ++i <text:span text:style-name="T26">works in the </text:span>same <text:span text:style-name="T26">way</text:span></text:h>
          </table:table-cell>
          <table:table-cell table:style-name="Table2.B4" office:value-type="string">
            <text:list xml:id="list135510915746962" text:continue-numbering="true" text:style-name="L5">
              <text:list-header>
                <text:h text:style-name="P32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h text:style-name="P33" text:outline-level="1">1<text:span text:style-name="T19">4</text:span>. i+=1 and i=i+1 <text:span text:style-name="T26">works in the </text:span>same <text:span text:style-name="T26">way</text:span></text:h>
          </table:table-cell>
          <table:table-cell table:style-name="Table2.B4" office:value-type="string">
            <text:list xml:id="list135509810145210" text:continue-numbering="true" text:style-name="L5">
              <text:list-header>
                <text:h text:style-name="P32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h text:style-name="P33" text:outline-level="1">1<text:span text:style-name="T19">5</text:span>. i+=i and i=i <text:span text:style-name="T26">works in the </text:span>same <text:span text:style-name="T26">way</text:span></text:h>
          </table:table-cell>
          <table:table-cell table:style-name="Table2.B4" office:value-type="string">
            <text:list xml:id="list135510550124718" text:continue-numbering="true" text:style-name="L5">
              <text:list-header>
                <text:h text:style-name="P32" text:outline-level="1"/>
              </text:list-header>
            </text:list>
          </table:table-cell>
        </table:table-row>
        <table:table-row table:style-name="Table2.13">
          <table:table-cell table:style-name="Table2.A1" office:value-type="string">
            <text:h text:style-name="P6" text:outline-level="1">1<text:span text:style-name="T19">6</text:span>. <text:span text:style-name="T6">String is immutable object</text:span></text:h>
          </table:table-cell>
          <table:table-cell table:style-name="Table2.B4" office:value-type="string">
            <text:list xml:id="list135510941129998" text:continue-numbering="true" text:style-name="L5">
              <text:list-header>
                <text:h text:style-name="P32" text:outline-level="1"/>
              </text:list-header>
            </text:list>
          </table:table-cell>
        </table:table-row>
      </table:table>
      <text:list xml:id="list3831570249385711926" text:style-name="L6">
        <text:list-header>
          <text:p text:style-name="P14"/>
        </text:list-header>
      </text:list>
      <text:p text:style-name="P4"><text:span text:style-name="T20">17. </text:span>Match the descriptions in the list on the left with the correct concept from the list on the right.</text:p>
      <table:table table:name="Tabula1" table:style-name="Tabula1">
        <table:table-column table:style-name="Tabula1.A"/>
        <table:table-column table:style-name="Tabula1.B"/>
        <table:table-column table:style-name="Tabula1.C"/>
        <table:table-row table:style-name="Tabula1.1">
          <table:table-cell table:style-name="Tabula1.A1" office:value-type="string">
            <text:h text:style-name="P7" text:outline-level="1"/>
          </table:table-cell>
          <table:table-cell table:style-name="Tabula1.B1" office:value-type="string">
            <text:list xml:id="list135510794623799" text:continue-numbering="true" text:style-name="L6">
              <text:list-header>
                <text:h text:style-name="P34" text:outline-level="1">The ability to <text:span text:style-name="T22">use the </text:span>same <text:span text:style-name="T22">type, method or class with </text:span><text:s/>differing underlying forms.</text:h>
              </text:list-header>
            </text:list>
          </table:table-cell>
          <table:table-cell table:style-name="Tabula1.C1" office:value-type="string">
            <text:list xml:id="list135509414919530" text:continue-numbering="true" text:style-name="L6">
              <text:list-header>
                <text:h text:style-name="P38" text:outline-level="1">A. Encapsulation</text:h>
              </text:list-header>
            </text:list>
          </table:table-cell>
        </table:table-row>
        <table:table-row table:style-name="Tabula1.2">
          <table:table-cell table:style-name="Tabula1.A2" office:value-type="string">
            <text:list xml:id="list135509573429769" text:continue-numbering="true" text:style-name="L6">
              <text:list-header>
                <text:h text:style-name="P39" text:outline-level="1"/>
              </text:list-header>
            </text:list>
          </table:table-cell>
          <table:table-cell table:style-name="Tabula1.B2" office:value-type="string">
            <text:list xml:id="list135511265147147" text:continue-numbering="true" text:style-name="L6">
              <text:list-header>
                <text:h text:style-name="P35" text:outline-level="1">A language mechanism for restricting access to some of the object's components.</text:h>
              </text:list-header>
            </text:list>
          </table:table-cell>
          <table:table-cell table:style-name="Tabula1.C2" office:value-type="string">
            <text:list xml:id="list135509720308821" text:continue-numbering="true" text:style-name="L6">
              <text:list-header>
                <text:h text:style-name="P35" text:outline-level="1">B. Inheritance</text:h>
              </text:list-header>
            </text:list>
          </table:table-cell>
        </table:table-row>
        <table:table-row table:style-name="Tabula1.3">
          <table:table-cell table:style-name="Tabula1.A3" office:value-type="string">
            <text:list xml:id="list135509849187597" text:continue-numbering="true" text:style-name="L6">
              <text:list-header>
                <text:h text:style-name="P36" text:outline-level="1"/>
              </text:list-header>
            </text:list>
          </table:table-cell>
          <table:table-cell table:style-name="Tabula1.B3" office:value-type="string">
            <text:list xml:id="list135509293125109" text:continue-numbering="true" text:style-name="L6">
              <text:list-header>
                <text:h text:style-name="P37" text:outline-level="1">Allows us to define a class in terms of another class, which makes it easier to create and maintain an application.</text:h>
              </text:list-header>
            </text:list>
          </table:table-cell>
          <table:table-cell table:style-name="Tabula1.C3" office:value-type="string">
            <text:list xml:id="list135510936283492" text:continue-numbering="true" text:style-name="L6">
              <text:list-header>
                <text:h text:style-name="P35" text:outline-level="1">C. Polymorphism</text:h>
              </text:list-header>
            </text:list>
          </table:table-cell>
        </table:table-row>
      </table:table>
      <text:list xml:id="list135509389530231" text:continue-numbering="true" text:style-name="L6">
        <text:list-header>
          <text:p text:style-name="P15"/>
        </text:list-header>
      </text:list>
      <text:p text:style-name="P3"/>
      <text:list xml:id="list9112662888111127625" text:style-name="L7">
        <text:list-item>
          <text:p text:style-name="P11">Which of the following statement is wrong?</text:p>
          <text:p text:style-name="P11"/>
          <text:list>
            <text:list-item>
              <text:p text:style-name="P11">char s [ ] ;</text:p>
            </text:list-item>
            <text:list-item>
              <text:p text:style-name="P11">char [ ] s;</text:p>
            </text:list-item>
            <text:list-item>
              <text:p text:style-name="P11">[ ] char s;</text:p>
            </text:list-item>
          </text:list>
        </text:list-item>
      </text:list>
      <text:p text:style-name="P3"/>
      <text:list xml:id="list135509272495756" text:continue-numbering="true" text:style-name="L7">
        <text:list-item>
          <text:p text:style-name="P12"><text:span text:style-name="T21">For the following code:<text:line-break/></text:span><text:span text:style-name="T1">int </text:span><text:span text:style-name="T3">[] </text:span><text:span text:style-name="T1">s = new int [3];<text:line-break/></text:span>Which initialization is right?<text:line-break/></text:p>
          <text:list>
            <text:list-item>
              <text:p text:style-name="P16">s [0] = 1;</text:p>
              <text:p text:style-name="P16">s [1] = 2;</text:p>
              <text:p text:style-name="P16">s [2] = 3;</text:p>
              <text:p text:style-name="P11"/>
            </text:list-item>
            <text:list-item>
              <text:p text:style-name="P17">s [1] = 1;</text:p>
              <text:p text:style-name="P17">s [2] = 2;</text:p>
              <text:p text:style-name="P17">s [3] = 3;</text:p>
              <text:p text:style-name="P11"/>
            </text:list-item>
            <text:list-item>
              <text:p text:style-name="P18">s [0] = 1;</text:p>
              <text:p text:style-name="P18">s [1] = 2;</text:p>
              <text:p text:style-name="P18"><text:soft-page-break/>s [2] = 3;</text:p>
              <text:p text:style-name="P18">s [3] = 4;</text:p>
              <text:p text:style-name="P18"/>
            </text:list-item>
          </text:list>
        </text:list-item>
        <text:list-item>
          <text:p text:style-name="P8">When following code is executed: <text:line-break/><text:line-break/><text:span text:style-name="T1">char mychar = 'ā';<text:line-break/>int myint = mychar;<text:line-break/></text:span><text:span text:style-name="T2">char yourchar = myint;</text:span><text:line-break/><text:line-break/>What will happen?<text:line-break/></text:p>
          <text:list>
            <text:list-item>
              <text:p text:style-name="P9">Compilation error will occur at 2<text:span text:style-name="T4">nd</text:span> line</text:p>
            </text:list-item>
            <text:list-item>
              <text:p text:style-name="P19">yourchar will contain value of mychar</text:p>
            </text:list-item>
            <text:list-item>
              <text:p text:style-name="P13">Compilation error will occur at 3<text:span text:style-name="T4">rd</text:span> line</text:p>
            </text:list-item>
            <text:list-item>
              <text:p text:style-name="P19">yourchar will contain numeric value of mychar</text:p>
            </text:list-item>
          </text:list>
          <text:p text:style-name="P2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Hindi2" svg:font-family="'Lohit Hindi'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Courier 10 Pitch" svg:font-family="'Courier 10 Pitch'" style:font-pitch="fixed"/>
    <style:font-face style:name="DejaVu Sans Mono" svg:font-family="'DejaVu Sans Mono'" style:font-pitch="fixed"/>
    <style:font-face style:name="Lohit Hindi" svg:font-family="'Lohit Hind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1" style:list-style-name="" style:class="extra" style:master-page-name="">
      <style:paragraph-properties fo:margin-left="-0.025cm" fo:margin-right="-0.025cm" fo:margin-top="0cm" fo:margin-bottom="0cm" loext:contextual-spacing="false" fo:text-indent="-0.025cm" style:auto-text-indent="false" style:page-number="auto" style:shadow="none" style:vertical-align="middle">
        <style:tab-stops/>
      </style:paragraph-properties>
      <style:text-properties fo:font-style="normal"/>
    </style:style>
    <style:style style:name="Noklus_3f_tais" style:display-name="Noklus?tais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ar_20_bultu" style:display-name="Objekts ar bultu" style:family="paragraph" style:parent-style-name="Noklus_3f_tais"/>
    <style:style style:name="Objekts_20_ar_20__3f_nu" style:display-name="Objekts ar ?nu" style:family="paragraph" style:parent-style-name="Noklus_3f_tais"/>
    <style:style style:name="Objekts_20_bez_20_aizpild_3f_juma" style:display-name="Objekts bez aizpild?juma" style:family="paragraph" style:parent-style-name="Noklus_3f_tais"/>
    <style:style style:name="Text" style:family="paragraph" style:parent-style-name="Caption" style:class="extra"/>
    <style:style style:name="Pamatteksts_20_abpusl_3f_dzin_3f_ts" style:display-name="Pamatteksts abpusl?dzin?ts" style:family="paragraph" style:parent-style-name="Noklus_3f_tais">
      <style:paragraph-properties fo:text-align="start" style:justify-single-word="false"/>
    </style:style>
    <style:style style:name="Pirm_3f__20_rinda_20_ar_20_atk_3f_pi" style:display-name="Pirm? rinda ar atk?pi" style:family="paragraph" style:parent-style-name="Noklus_3f_tais">
      <style:paragraph-properties fo:margin-left="0cm" fo:margin-right="0cm" fo:text-indent="0.6cm" style:auto-text-indent="false"/>
    </style:style>
    <style:style style:name="Virsraksts1" style:family="paragraph" style:parent-style-name="Noklus_3f_tais">
      <style:paragraph-properties fo:text-align="center" style:justify-single-word="false"/>
    </style:style>
    <style:style style:name="Virsraksts2" style:family="paragraph" style:parent-style-name="Noklus_3f_tais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WW-Virsraksts" style:family="paragraph" style:parent-style-name="Noklus_3f_tais">
      <style:paragraph-properties fo:margin-top="0.42cm" fo:margin-bottom="0.21cm" loext:contextual-spacing="false"/>
    </style:style>
    <style:style style:name="WW-Virsraksts1" style:family="paragraph" style:parent-style-name="Noklus_3f_tais">
      <style:paragraph-properties fo:margin-top="0.42cm" fo:margin-bottom="0.21cm" loext:contextual-spacing="false"/>
    </style:style>
    <style:style style:name="WW-Virsraksts2" style:family="paragraph" style:parent-style-name="Noklus_3f_tais">
      <style:paragraph-properties fo:margin-top="0.42cm" fo:margin-bottom="0.21cm" loext:contextual-spacing="false"/>
    </style:style>
    <style:style style:name="M_3f_rl_3f_nija" style:display-name="M?rl?nija" style:family="paragraph" style:parent-style-name="Noklus_3f_tais"/>
    <style:style style:name="Default_7e_LT_7e_Gliederung_20_1" style:display-name="Default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Virsraksts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Apakšvirsraksts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Fona_20_objekti" style:display-name="Fona objekti" style:family="paragraph">
      <style:paragraph-properties style:text-autospace="none"/>
      <style:text-properties style:letter-kerning="true"/>
    </style:style>
    <style:style style:name="Fons" style:family="paragraph">
      <style:paragraph-properties style:text-autospace="none"/>
      <style:text-properties style:letter-kerning="true"/>
    </style:style>
    <style:style style:name="Piez_3f_mes" style:display-name="Piez?m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1" style:display-name="Strukt?ra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rukt_3f_ra_20_2" style:display-name="Strukt?ra 2" style:family="paragraph" style:parent-style-name="Strukt_3f_ra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Strukt_3f_ra_20_3" style:display-name="Strukt?ra 3" style:family="paragraph" style:parent-style-name="Strukt_3f_ra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Strukt_3f_ra_20_4" style:display-name="Strukt?ra 4" style:family="paragraph" style:parent-style-name="Strukt_3f_ra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Strukt_3f_ra_20_5" style:display-name="Strukt?ra 5" style:family="paragraph" style:parent-style-name="Strukt_3f_ra_20_4">
      <style:paragraph-properties fo:margin-top="0cm" fo:margin-bottom="0.101cm" loext:contextual-spacing="false"/>
    </style:style>
    <style:style style:name="Strukt_3f_ra_20_6" style:display-name="Strukt?ra 6" style:family="paragraph" style:parent-style-name="Strukt_3f_ra_20_5"/>
    <style:style style:name="Strukt_3f_ra_20_7" style:display-name="Strukt?ra 7" style:family="paragraph" style:parent-style-name="Strukt_3f_ra_20_6"/>
    <style:style style:name="Strukt_3f_ra_20_8" style:display-name="Strukt?ra 8" style:family="paragraph" style:parent-style-name="Strukt_3f_ra_20_7"/>
    <style:style style:name="Strukt_3f_ra_20_9" style:display-name="Strukt?ra 9" style:family="paragraph" style:parent-style-name="Strukt_3f_ra_20_8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fo:font-style="normal" fo:font-weight="normal" style:font-style-asian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3-08-26T16:14:06</meta:creation-date>
    <dc:date>2016-11-07T13:54:53.023652023</dc:date>
    <meta:editing-duration>PT2H32M54S</meta:editing-duration>
    <meta:editing-cycles>47</meta:editing-cycles>
    <meta:generator>LibreOffice/5.2.3.2$Linux_X86_64 LibreOffice_project/20m0$Build-2</meta:generator>
    <dc:creator>Valdis Vītoliņš</dc:creator>
    <meta:document-statistic meta:table-count="2" meta:image-count="0" meta:object-count="0" meta:page-count="3" meta:paragraph-count="57" meta:word-count="443" meta:character-count="2068" meta:non-whitespace-character-count="1675"/>
  </office:meta>
</office:document-meta>
</file>